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T7" style:parent-style-name="Hyperlink" style:family="text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T10" style:parent-style-name="Hyperlink" style:family="text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Hyperlink" style:family="text">
      <style:text-properties fo:language="en" fo:country="US"/>
    </style:style>
    <style:style style:name="P14" style:parent-style-name="Listenabsatz" style:list-style-name="LFO1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T22" style:parent-style-name="Hyperlink" style:family="text">
      <style:text-properties fo:language="en" fo:country="US"/>
    </style:style>
    <style:style style:name="P23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T24" style:parent-style-name="Absatz-Standardschriftart" style:family="text">
      <style:text-properties fo:font-weight="bold" style:font-weight-asian="bold" style:font-weight-complex="bold" fo:language="en" fo:country="US"/>
    </style:style>
    <style:style style:name="T25" style:parent-style-name="Absatz-Standardschriftart" style:family="text">
      <style:text-properties fo:font-weight="bold" style:font-weight-asian="bold" style:font-weight-complex="bold" fo:language="en" fo:country="US"/>
    </style:style>
    <style:style style:name="T26" style:parent-style-name="Absatz-Standardschriftart" style:family="text">
      <style:text-properties fo:color="#0000FF" style:text-underline-type="single" style:text-underline-style="solid" style:text-underline-width="auto" style:text-underline-mode="continuous" fo:language="en" fo:country="US"/>
    </style:style>
    <style:style style:name="P27" style:parent-style-name="Standard" style:family="paragraph">
      <style:text-properties fo:language="en" fo:country="US"/>
    </style:style>
    <style:style style:name="T28" style:parent-style-name="Hyperlink" style:family="text">
      <style:text-properties fo:language="en" fo:country="US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30" style:parent-style-name="Standard" style:family="paragraph">
      <style:text-properties fo:font-weight="bold" style:font-weight-asian="bold" style:font-weight-complex="bold" fo:language="en" fo:country="US"/>
    </style:style>
    <style:style style:name="P31" style:parent-style-name="Standard" style:family="paragraph">
      <style:text-properties fo:language="en" fo:country="US"/>
    </style:style>
    <style:style style:name="T32" style:parent-style-name="Hyperlink" style:family="text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font-weight="bold" style:font-weight-asian="bold" style:font-weight-complex="bold" fo:language="en" fo:country="US"/>
    </style:style>
    <style:style style:name="P35" style:parent-style-name="Standard" style:family="paragraph">
      <style:text-properties fo:font-weight="bold" style:font-weight-asian="bold" style:font-weight-complex="bold" fo:language="en" fo:country="US"/>
    </style:style>
    <style:style style:name="P36" style:parent-style-name="Standard" style:family="paragraph">
      <style:text-properties fo:language="en" fo:country="US"/>
    </style:style>
  </office:automatic-styles>
  <office:body>
    <office:text text:use-soft-page-breaks="true">
      <text:p text:style-name="P1">Texturen:<text:s/></text:p>
      <text:p text:style-name="Standard"/>
      <text:p text:style-name="P2">Flummi-Smileys<text:s/></text:p>
      <text:p text:style-name="P3"/>
      <text:p text:style-name="P4">Licence Type: CC BY 3.0<text:s/></text:p>
      <text:p text:style-name="P5"/>
      <text:p text:style-name="P6">Smile Emoji<text:s/></text:p>
      <text:p text:style-name="Standard"><text:a xlink:href="http://www.clipartsheep.com/watch-this-epic-stream-of-emojis-in-realtime-right-now-clipart-48738.html" office:target-frame-name="_top" xlink:show="replace"><text:span text:style-name="T7">http://www.clipartsheep.com/watch-this-epic-stream-of-emojis-in-realtime-right-now-clipart-48738.html</text:span></text:a></text:p>
      <text:p text:style-name="P8"/>
      <text:p text:style-name="P9">Schreiendes Emoji</text:p>
      <text:p text:style-name="Standard"><text:a xlink:href="http://www.clipartsheep.com/emoji-faces-sad-face-clipart-1822880.html" office:target-frame-name="_top" xlink:show="replace"><text:span text:style-name="T10">http://www.clipartsheep.com/emoji-faces-sad-face-clipart-1822880.html</text:span></text:a></text:p>
      <text:p text:style-name="P11"/>
      <text:p text:style-name="P12">astonished smiley:<text:s/></text:p>
      <text:p text:style-name="Standard"><text:a xlink:href="http://www.clipartsheep.com/sad-face-emoji-clipart-466900.html" office:target-frame-name="_top" xlink:show="replace"><text:span text:style-name="T13">http://www.clipartsheep.com/sad-face-emoji-clipart-466900.html</text:span></text:a></text:p>
      <text:list text:style-name="LFO1" text:continue-numbering="true">
        <text:list-item>
          <text:p text:style-name="P14">Bearbeitet<text:s/></text:p>
        </text:list-item>
      </text:list>
      <text:p text:style-name="P15">Auge</text:p>
      <text:p text:style-name="P16"/>
      <text:p text:style-name="P17"/>
      <text:p text:style-name="P18">Tutorials<text:s/></text:p>
      <text:p text:style-name="P19"/>
      <text:p text:style-name="P20">Blender 3D Tutorial - How to use the Knife Tool by VscorpianC</text:p>
      <text:p text:style-name="P21"/>
      <text:p text:style-name="Standard"><text:a xlink:href="https://www.youtube.com/watch?v=K8RlSiNBsVg" office:target-frame-name="_top" xlink:show="replace"><text:span text:style-name="T22">https://www.youtube.com/watch?v=K8RlSiNBsVg</text:span></text:a></text:p>
      <text:p text:style-name="P23"/>
      <text:p text:style-name="Standard"><text:span text:style-name="T24">Put Your 3D Models in Real Life with Blender<text:s/></text:span><text:span text:style-name="T25">by</text:span><text:a xlink:href="https://www.youtube.com/channel/UCE454wRkKToH-qXmWQmDhSA" office:target-frame-name="_top" xlink:show="replace"><text:span text:style-name="T26">RootOfEvilStudios</text:span></text:a></text:p>
      <text:p text:style-name="P27"/>
      <text:p text:style-name="Standard"><text:a xlink:href="https://www.youtube.com/watch?v=uSXrfHTh7Sk" office:target-frame-name="_top" xlink:show="replace"><text:span text:style-name="T28">https://www.youtube.com/watch?v=uSXrfHTh7Sk</text:span></text:a></text:p>
      <text:p text:style-name="P29"/>
      <text:p text:style-name="P30">Blender: How to make and rig eyes (basic)<text:s/>by 5teven94</text:p>
      <text:p text:style-name="P31"/>
      <text:p text:style-name="Standard"><text:a xlink:href="https://www.youtube.com/watch?v=c9VhMQk0WJs" office:target-frame-name="_top" xlink:show="replace"><text:span text:style-name="T32">https://www.youtube.com/watch?v=c9VhMQk0WJs</text:span></text:a></text:p>
      <text:p text:style-name="P33"/>
      <text:p text:style-name="P34">Spot light cycles render<text:s/>by sebilgi</text:p>
      <text:p text:style-name="P35">https://www.youtube.com/watch?v=HOivAdfwbNE<text:bookmark-start text:name="_GoBack"/><text:bookmark-end text:name="_GoBack"/>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7in" fo:margin-left="1.3784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velina</meta:initial-creator>
    <dc:creator>Evelina</dc:creator>
    <meta:creation-date>2015-12-12T11:22:00Z</meta:creation-date>
    <dc:date>2015-12-12T12:00:00Z</dc:date>
    <meta:template xlink:href="Normal.dotm" xlink:type="simple"/>
    <meta:editing-cycles>2</meta:editing-cycles>
    <meta:editing-duration>PT0S</meta:editing-duration>
    <meta:document-statistic meta:page-count="1" meta:paragraph-count="2" meta:word-count="195" meta:character-count="1308" meta:row-count="9" meta:non-whitespace-character-count="1115"/>
  </office:meta>
</office:document-meta>
</file>